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17.0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d0d0d0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number-columns-repeated="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18" table:default-cell-style-name="ce11"/>
        <table:table-column table:style-name="co19" table:default-cell-style-name="ce11"/>
        <table:table-column table:style-name="co18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23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9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2"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8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7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6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7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7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7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1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6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7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8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7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7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7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7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7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6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6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4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8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7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7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6"/>
        </table:table-row>
        <table:table-row table:style-name="ro1" table:number-rows-repeated="104844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.00.0000</text:date>, <text:time style:data-style-name="N2" text:time-value="10:27:31.40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27T10:31:40.476000000</dc:date>
    <meta:editing-duration>P3DT11H37M35S</meta:editing-duration>
    <meta:editing-cycles>1276</meta:editing-cycles>
    <meta:document-statistic meta:table-count="2" meta:cell-count="4150" meta:object-count="0"/>
    <meta:user-defined meta:name="qrichtext">1</meta:user-defined>
  </office:meta>
</office:document-meta>
</file>